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wiss" style:font-pitch="variable"/>
    <style:font-face style:name="Lohit Hindi" svg:font-family="Lohit Hindi" style:font-family-generic="system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Überschrift1" style:master-page-name="MP0" style:family="paragraph">
      <style:paragraph-properties fo:break-before="page"/>
    </style:style>
    <style:style style:name="T2" style:parent-style-name="Absatz-Standardschriftart" style:family="text">
      <style:text-properties fo:color="#C0C0C0"/>
    </style:style>
    <style:style style:name="TableColumn4" style:family="table-column">
      <style:table-column-properties style:column-width="1.4in" style:use-optimal-column-width="false"/>
    </style:style>
    <style:style style:name="TableColumn5" style:family="table-column">
      <style:table-column-properties style:column-width="4.9in" style:use-optimal-column-width="false"/>
    </style:style>
    <style:style style:name="Table3" style:family="table">
      <style:table-properties style:width="6.3in" fo:margin-left="-0.009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" style:parent-style-name="TableContents" style:family="paragraph">
      <style:text-properties fo:font-weight="bold" style:font-weight-asian="bold" style:font-weight-complex="bold"/>
    </style:style>
    <style:style style:name="TableCell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" style:parent-style-name="TableContents" style:family="paragraph">
      <style:text-properties fo:font-weight="bold" style:font-weight-asian="bold" style:font-weight-complex="bold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" style:parent-style-name="TableContents" style:family="paragraph">
      <style:text-properties fo:font-weight="bold" style:font-weight-asian="bold" style:font-weight-complex="bold"/>
    </style:style>
    <style:style style:name="TableCell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fo:font-weight="bold" style:font-weight-asian="bold" style:font-weight-complex="bold"/>
    </style:style>
    <style:style style:name="TableCell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fo:font-weight="bold" style:font-weight-asian="bold" style:font-weight-complex="bold"/>
    </style:style>
    <style:style style:name="TableCell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3" style:parent-style-name="Absatz-Standardschriftart" style:family="text">
      <style:text-properties fo:color="#C0C0C0"/>
    </style:style>
    <style:style style:name="T24" style:parent-style-name="Absatz-Standardschriftart" style:family="text">
      <style:text-properties fo:color="#000000"/>
    </style:style>
    <style:style style:name="T25" style:parent-style-name="Absatz-Standardschriftart" style:family="text">
      <style:text-properties fo:color="#C0C0C0"/>
    </style:style>
    <style:style style:name="T26" style:parent-style-name="Absatz-Standardschriftart" style:family="text">
      <style:text-properties fo:color="#000000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fo:font-weight="bold" style:font-weight-asian="bold" style:font-weight-complex="bold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fo:font-weight="bold" style:font-weight-asian="bold" style:font-weight-complex="bold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6" style:family="table-column">
      <style:table-column-properties style:column-width="1.4in" style:use-optimal-column-width="false"/>
    </style:style>
    <style:style style:name="TableColumn37" style:family="table-column">
      <style:table-column-properties style:column-width="4.9in" style:use-optimal-column-width="false"/>
    </style:style>
    <style:style style:name="Table35" style:family="table">
      <style:table-properties style:width="6.3in" fo:margin-left="-0.009in" table:align="lef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text-properties fo:font-weight="bold" style:font-weight-asian="bold" style:font-weight-complex="bold"/>
    </style:style>
    <style:style style:name="TableCell4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fo:font-weight="bold" style:font-weight-asian="bold" style:font-weight-complex="bold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fo:font-weight="bold" style:font-weight-asian="bold" style:font-weight-complex="bold"/>
    </style:style>
    <style:style style:name="TableCell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font-weight="bold" style:font-weight-asian="bold" style:font-weight-complex="bold"/>
    </style:style>
    <style:style style:name="TableCell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font-weight="bold" style:font-weight-asian="bold" style:font-weight-complex="bold"/>
    </style:style>
    <style:style style:name="TableCell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5" style:parent-style-name="Absatz-Standardschriftart" style:family="text">
      <style:text-properties fo:color="#000000"/>
    </style:style>
    <style:style style:name="T56" style:parent-style-name="Absatz-Standardschriftart" style:family="text">
      <style:text-properties fo:color="#C0C0C0"/>
    </style:style>
    <style:style style:name="T57" style:parent-style-name="Absatz-Standardschriftart" style:family="text">
      <style:text-properties fo:color="#000000"/>
    </style:style>
    <style:style style:name="T58" style:parent-style-name="Absatz-Standardschriftart" style:family="text">
      <style:text-properties fo:color="#C0C0C0"/>
    </style:style>
    <style:style style:name="T59" style:parent-style-name="Absatz-Standardschriftart" style:family="text">
      <style:text-properties fo:color="#000000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font-weight="bold" style:font-weight-asian="bold" style:font-weight-complex="bold"/>
    </style:style>
    <style:style style:name="TableCell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fo:font-weight="bold" style:font-weight-asian="bold" style:font-weight-complex="bold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" style:parent-style-name="Überschrift2" style:family="paragraph">
      <style:paragraph-properties fo:break-before="page"/>
    </style:style>
    <style:style style:name="TableColumn70" style:family="table-column">
      <style:table-column-properties style:column-width="1.3854in" style:use-optimal-column-width="false"/>
    </style:style>
    <style:style style:name="TableColumn71" style:family="table-column">
      <style:table-column-properties style:column-width="4.9062in" style:use-optimal-column-width="false"/>
    </style:style>
    <style:style style:name="Table69" style:family="table">
      <style:table-properties style:width="6.2916in" fo:margin-left="0.0055in" table:align="lef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fo:font-weight="bold" style:font-weight-asian="bold" style:font-weight-complex="bold"/>
    </style:style>
    <style:style style:name="TableCell7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font-weight="bold" style:font-weight-asian="bold" style:font-weight-complex="bold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font-weight="bold" style:font-weight-asian="bold" style:font-weight-complex="bold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fo:font-weight="bold" style:font-weight-asian="bold" style:font-weight-complex="bold"/>
    </style:style>
    <style:style style:name="TableCell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fo:font-weight="bold" style:font-weight-asian="bold" style:font-weight-complex="bold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89" style:parent-style-name="Absatz-Standardschriftart" style:family="text">
      <style:text-properties fo:color="#000000"/>
    </style:style>
    <style:style style:name="T90" style:parent-style-name="Absatz-Standardschriftart" style:family="text">
      <style:text-properties fo:color="#C0C0C0"/>
    </style:style>
    <style:style style:name="T91" style:parent-style-name="Absatz-Standardschriftart" style:family="text">
      <style:text-properties fo:color="#000000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fo:font-weight="bold" style:font-weight-asian="bold" style:font-weight-complex="bold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fo:font-weight="bold" style:font-weight-asian="bold" style:font-weight-complex="bold"/>
    </style:style>
    <style:style style:name="TableCell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01" style:family="table-column">
      <style:table-column-properties style:column-width="1.3854in" style:use-optimal-column-width="false"/>
    </style:style>
    <style:style style:name="TableColumn102" style:family="table-column">
      <style:table-column-properties style:column-width="4.9062in" style:use-optimal-column-width="false"/>
    </style:style>
    <style:style style:name="Table100" style:family="table">
      <style:table-properties style:width="6.2916in" fo:margin-left="0.0055in" table:align="lef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fo:font-weight="bold" style:font-weight-asian="bold" style:font-weight-complex="bold"/>
    </style:style>
    <style:style style:name="TableCell10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fo:font-weight="bold" style:font-weight-asian="bold" style:font-weight-complex="bold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fo:font-weight="bold" style:font-weight-asian="bold" style:font-weight-complex="bold"/>
    </style:style>
    <style:style style:name="TableCell1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fo:font-weight="bold" style:font-weight-asian="bold" style:font-weight-complex="bold"/>
    </style:style>
    <style:style style:name="TableCell1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text-properties fo:font-weight="bold" style:font-weight-asian="bold" style:font-weight-complex="bold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fo:color="#000000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fo:font-weight="bold" style:font-weight-asian="bold" style:font-weight-complex="bold"/>
    </style:style>
    <style:style style:name="TableCell1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text-properties fo:font-weight="bold" style:font-weight-asian="bold" style:font-weight-complex="bold"/>
    </style:style>
    <style:style style:name="TableCell1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30" style:family="table-column">
      <style:table-column-properties style:column-width="1.4in" style:use-optimal-column-width="false"/>
    </style:style>
    <style:style style:name="TableColumn131" style:family="table-column">
      <style:table-column-properties style:column-width="4.9in" style:use-optimal-column-width="false"/>
    </style:style>
    <style:style style:name="Table129" style:family="table">
      <style:table-properties style:width="6.3in" fo:margin-left="-0.009in" table:align="left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text-properties fo:font-weight="bold" style:font-weight-asian="bold" style:font-weight-complex="bold"/>
    </style:style>
    <style:style style:name="TableCell13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fo:font-weight="bold" style:font-weight-asian="bold" style:font-weight-complex="bold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fo:font-weight="bold" style:font-weight-asian="bold" style:font-weight-complex="bold"/>
    </style:style>
    <style:style style:name="TableCell1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text-properties fo:font-weight="bold" style:font-weight-asian="bold" style:font-weight-complex="bold"/>
    </style:style>
    <style:style style:name="TableCell1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text-properties fo:font-weight="bold" style:font-weight-asian="bold" style:font-weight-complex="bold"/>
    </style:style>
    <style:style style:name="TableCell1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49" style:parent-style-name="Absatz-Standardschriftart" style:family="text">
      <style:text-properties fo:color="#000000"/>
    </style:style>
    <style:style style:name="T150" style:parent-style-name="Absatz-Standardschriftart" style:family="text">
      <style:text-properties fo:color="#C0C0C0"/>
    </style:style>
    <style:style style:name="T151" style:parent-style-name="Absatz-Standardschriftart" style:family="text">
      <style:text-properties fo:color="#000000"/>
    </style:style>
    <style:style style:name="T152" style:parent-style-name="Absatz-Standardschriftart" style:family="text">
      <style:text-properties fo:color="#C0C0C0"/>
    </style:style>
    <style:style style:name="T153" style:parent-style-name="Absatz-Standardschriftart" style:family="text">
      <style:text-properties fo:color="#000000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text-properties fo:font-weight="bold" style:font-weight-asian="bold" style:font-weight-complex="bold"/>
    </style:style>
    <style:style style:name="TableCell1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text-properties fo:font-weight="bold" style:font-weight-asian="bold" style:font-weight-complex="bold"/>
    </style:style>
    <style:style style:name="TableCell1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63" style:family="table-column">
      <style:table-column-properties style:column-width="1.4in" style:use-optimal-column-width="false"/>
    </style:style>
    <style:style style:name="TableColumn164" style:family="table-column">
      <style:table-column-properties style:column-width="4.9in" style:use-optimal-column-width="false"/>
    </style:style>
    <style:style style:name="Table162" style:family="table">
      <style:table-properties style:width="6.3in" fo:margin-left="-0.009in" table:align="left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fo:font-weight="bold" style:font-weight-asian="bold" style:font-weight-complex="bold"/>
    </style:style>
    <style:style style:name="TableCell16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69" style:parent-style-name="TableContents" style:family="paragraph">
      <style:text-properties fo:font-weight="bold" style:font-weight-asian="bold" style:font-weight-complex="bold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fo:font-weight="bold" style:font-weight-asian="bold" style:font-weight-complex="bold"/>
    </style:style>
    <style:style style:name="TableCell1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fo:font-weight="bold" style:font-weight-asian="bold" style:font-weight-complex="bold"/>
    </style:style>
    <style:style style:name="TableCell1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text-properties fo:font-weight="bold" style:font-weight-asian="bold" style:font-weight-complex="bold"/>
    </style:style>
    <style:style style:name="TableCell1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82" style:parent-style-name="Absatz-Standardschriftart" style:family="text">
      <style:text-properties fo:color="#000000"/>
    </style:style>
    <style:style style:name="T183" style:parent-style-name="Absatz-Standardschriftart" style:family="text">
      <style:text-properties fo:color="#C0C0C0"/>
    </style:style>
    <style:style style:name="T184" style:parent-style-name="Absatz-Standardschriftart" style:family="text">
      <style:text-properties fo:color="#000000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" style:parent-style-name="TableContents" style:family="paragraph">
      <style:text-properties fo:font-weight="bold" style:font-weight-asian="bold" style:font-weight-complex="bold"/>
    </style:style>
    <style:style style:name="TableCell1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text-properties fo:font-weight="bold" style:font-weight-asian="bold" style:font-weight-complex="bold"/>
    </style:style>
    <style:style style:name="TableCell1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93" style:parent-style-name="Absatz-Standardschriftart" style:family="text">
      <style:text-properties fo:color="#000080"/>
    </style:style>
    <style:style style:name="P194" style:parent-style-name="Textbody" style:family="paragraph">
      <style:text-properties style:font-name="DejaVu Sans" fo:color="#000080"/>
    </style:style>
    <style:style style:name="P195" style:parent-style-name="Textbody" style:family="paragraph">
      <style:text-properties style:font-name="DejaVu Sans"/>
    </style:style>
    <style:style style:name="P196" style:parent-style-name="Textbody" style:family="paragraph">
      <style:text-properties style:font-name="DejaVu Sans" fo:color="#000080"/>
    </style:style>
    <style:style style:name="P197" style:parent-style-name="Textbody" style:family="paragraph">
      <style:text-properties style:font-name="DejaVu Sans"/>
    </style:style>
    <style:style style:name="P198" style:parent-style-name="Textbody" style:family="paragraph">
      <style:text-properties style:font-name="DejaVu Sans"/>
    </style:style>
    <style:style style:name="P199" style:parent-style-name="Textbody" style:family="paragraph">
      <style:text-properties style:font-name="DejaVu Sans" fo:color="#000080"/>
    </style:style>
    <style:style style:name="P200" style:parent-style-name="Textbody" style:family="paragraph">
      <style:text-properties style:font-name="DejaVu Sans"/>
    </style:style>
    <style:style style:name="P201" style:parent-style-name="Textbody" style:family="paragraph">
      <style:text-properties style:font-name="DejaVu Sans" fo:color="#000080"/>
    </style:style>
    <style:style style:name="P202" style:parent-style-name="Textbody" style:family="paragraph">
      <style:text-properties style:font-name="DejaVu Sans"/>
    </style:style>
    <style:style style:name="P203" style:parent-style-name="Textbody" style:family="paragraph">
      <style:text-properties style:font-name="DejaVu Sans"/>
    </style:style>
    <style:style style:name="P204" style:parent-style-name="Textbody" style:family="paragraph">
      <style:text-properties style:font-name="DejaVu Sans" fo:color="#000080"/>
    </style:style>
    <style:style style:name="P205" style:parent-style-name="Textbody" style:family="paragraph">
      <style:text-properties style:font-name="DejaVu Sans"/>
    </style:style>
    <style:style style:name="P206" style:parent-style-name="Textbody" style:family="paragraph">
      <style:text-properties style:font-name="DejaVu Sans" fo:color="#000080"/>
    </style:style>
    <style:style style:name="P207" style:parent-style-name="Textbody" style:family="paragraph">
      <style:text-properties style:font-name="DejaVu Sans"/>
    </style:style>
    <style:style style:name="P208" style:parent-style-name="Textbody" style:family="paragraph">
      <style:text-properties style:font-name="DejaVu Sans"/>
    </style:style>
    <style:style style:name="P209" style:parent-style-name="Textbody" style:family="paragraph">
      <style:text-properties style:font-name="DejaVu Sans"/>
    </style:style>
    <style:style style:name="P210" style:parent-style-name="Textbody" style:family="paragraph">
      <style:text-properties style:font-name="DejaVu Sans"/>
    </style:style>
    <style:style style:name="P211" style:parent-style-name="Textbody" style:family="paragraph">
      <style:text-properties style:font-name="DejaVu Sans"/>
    </style:style>
    <style:style style:name="T212" style:parent-style-name="Absatz-Standardschriftart" style:family="text">
      <style:text-properties style:font-name="DejaVu Sans" fo:color="#000080"/>
    </style:style>
  </office:automatic-styles>
  <office:body>
    <office:text text:use-soft-page-breaks="true">
      <text:h text:style-name="P1" text:outline-level="1">Battleship Kommunikationsprotokoll v1.1</text:h>
      <text:p text:style-name="Textbody"/>
      <text:p text:style-name="Standard">Alle Nachrichten sind Strings, die über RabbitMQ als Byte-Arrays versendet werden. Leerzeichen werden als hellgrauer Unterstrich (<text:span text:style-name="T2">_</text:span>) angegeben,<text:s/>um sie von tatsächlichen Unterstrichen (_) zu unterscheiden.</text:p>
      <text:p text:style-name="Standard"/>
      <text:p text:style-name="Standard">Es wird von synchroner Kommunikation ausgegangen.</text:p>
      <text:p text:style-name="Standard"/>
      <text:h text:style-name="Überschrift2" text:outline-level="2">Starten / Beitreten zu einem Spiel</text:h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Nachricht</text:p>
          </table:table-cell>
          <table:table-cell table:style-name="TableCell9">
            <text:p text:style-name="P10">JOIN</text:p>
          </table:table-cell>
        </table:table-row>
        <table:table-row table:style-name="TableRow11">
          <table:table-cell table:style-name="TableCell12">
            <text:p text:style-name="P13">Richtung</text:p>
          </table:table-cell>
          <table:table-cell table:style-name="TableCell14">
            <text:p text:style-name="TableContents">Client → Server</text:p>
          </table:table-cell>
        </table:table-row>
        <table:table-row table:style-name="TableRow15">
          <table:table-cell table:style-name="TableCell16">
            <text:p text:style-name="P17">Vorbedingungen</text:p>
          </table:table-cell>
          <table:table-cell table:style-name="TableCell18">
            <text:p text:style-name="TableContents">-</text:p>
          </table:table-cell>
        </table:table-row>
        <table:table-row table:style-name="TableRow19">
          <table:table-cell table:style-name="TableCell20">
            <text:p text:style-name="P21">Nachricht</text:p>
          </table:table-cell>
          <table:table-cell table:style-name="TableCell22">
            <text:p text:style-name="TableContents">JOIN<text:span text:style-name="T23">_</text:span><text:span text:style-name="T24">&lt;RoomName&gt;</text:span><text:span text:style-name="T25">_</text:span><text:span text:style-name="T26">&lt;PlayerName&gt;</text:span></text:p>
          </table:table-cell>
        </table:table-row>
        <table:table-row table:style-name="TableRow27">
          <table:table-cell table:style-name="TableCell28">
            <text:p text:style-name="P29">Beschreibung</text:p>
          </table:table-cell>
          <table:table-cell table:style-name="TableCell30">
            <text:p text:style-name="TableContents">Dient zum Beitreten zu einem Spielraum. Existiert dieser nicht, so wird er erzeugt.</text:p>
            <text:p text:style-name="TableContents"/>
            <text:p text:style-name="TableContents">RoomName: Raumname als String; Notwendig, damit mehrere Spiele parallel laufen können</text:p>
            <text:p text:style-name="TableContents">PlayerName: Eindeutiger Spielername als String</text:p>
          </table:table-cell>
        </table:table-row>
        <table:table-row table:style-name="TableRow31">
          <table:table-cell table:style-name="TableCell32">
            <text:p text:style-name="P33">Antwort</text:p>
          </table:table-cell>
          <table:table-cell table:style-name="TableCell34">
            <text:p text:style-name="TableContents">Erfolg: JOIN_OK</text:p>
            <text:p text:style-name="TableContents">Wenn Raum bereits zwei Spieler enthält: JOIN_FAILURE</text:p>
          </table:table-cell>
        </table:table-row>
      </table:table>
      <text:p text:style-name="Textbody"/>
      <table:table table:style-name="Table35">
        <table:table-columns>
          <table:table-column table:style-name="TableColumn36"/>
          <table:table-column table:style-name="TableColumn37"/>
        </table:table-columns>
        <table:table-row table:style-name="TableRow38">
          <table:table-cell table:style-name="TableCell39">
            <text:p text:style-name="P40">Nachricht</text:p>
          </table:table-cell>
          <table:table-cell table:style-name="TableCell41">
            <text:p text:style-name="P42">LINEUP</text:p>
          </table:table-cell>
        </table:table-row>
        <table:table-row table:style-name="TableRow43">
          <table:table-cell table:style-name="TableCell44">
            <text:p text:style-name="P45">Richtung</text:p>
          </table:table-cell>
          <table:table-cell table:style-name="TableCell46">
            <text:p text:style-name="TableContents">Client → Server</text:p>
          </table:table-cell>
        </table:table-row>
        <table:table-row table:style-name="TableRow47">
          <table:table-cell table:style-name="TableCell48">
            <text:p text:style-name="P49">Vorbedingungen</text:p>
          </table:table-cell>
          <table:table-cell table:style-name="TableCell50">
            <text:p text:style-name="TableContents">Erhaltene JOINED-Nachricht.</text:p>
          </table:table-cell>
        </table:table-row>
        <table:table-row table:style-name="TableRow51">
          <table:table-cell table:style-name="TableCell52">
            <text:p text:style-name="P53">Nachricht</text:p>
          </table:table-cell>
          <table:table-cell table:style-name="TableCell54">
            <text:p text:style-name="TableContents"><text:span text:style-name="T55">LINEUP</text:span><text:span text:style-name="T56">_</text:span><text:span text:style-name="T57">&lt;PlayerName&gt;</text:span><text:span text:style-name="T58">_</text:span><text:span text:style-name="T59">&lt;ShipPositions&gt;</text:span></text:p>
          </table:table-cell>
        </table:table-row>
        <table:table-row table:style-name="TableRow60">
          <table:table-cell table:style-name="TableCell61">
            <text:p text:style-name="P62">Beschreibung</text:p>
          </table:table-cell>
          <table:table-cell table:style-name="TableCell63">
            <text:p text:style-name="TableContents">Dient zum Senden des eigenen Spielfeldes an den<text:s/>Server.</text:p>
            <text:p text:style-name="TableContents"/>
            <text:p text:style-name="TableContents">PlayerName: Eindeutiger Spielername als String</text:p>
            <text:p text:style-name="TableContents">ShipPositions: Angabe aller Felder, die von einem Schiff besetzt sind, getrennt durch Semikolon. Die Zeilen des Spielfeldes werden mit Buchstaben (A – J), die Spalten des Spielfeldes mit Zahlen (1 - 10) benannt, ein Spielfeld wird also als eine Kombination eines Buchstabens mit einer Zahl angegeben. Beispiel: „B3;B4;B5;C7;D7;E7;F7“</text:p>
          </table:table-cell>
        </table:table-row>
        <table:table-row table:style-name="TableRow64">
          <table:table-cell table:style-name="TableCell65">
            <text:p text:style-name="P66">Antwort</text:p>
          </table:table-cell>
          <table:table-cell table:style-name="TableCell67">
            <text:p text:style-name="TableContents">Erfolg: LINEUP_OK</text:p>
            <text:p text:style-name="TableContents">Ungültige Aufstellung: LINEUP_FAILURE, in diesem Fall kann der Client nochmals eine Aufstellung<text:s/>senden</text:p>
          </table:table-cell>
        </table:table-row>
      </table:table>
      <text:p text:style-name="Standard"/>
      <text:soft-page-break/>
      <text:h text:style-name="P68" text:outline-level="2">Spielausführung</text:h>
      <text:p text:style-name="Standard"/>
      <table:table table:style-name="Table69">
        <table:table-columns>
          <table:table-column table:style-name="TableColumn70"/>
          <table:table-column table:style-name="TableColumn71"/>
        </table:table-columns>
        <table:table-row table:style-name="TableRow72">
          <table:table-cell table:style-name="TableCell73">
            <text:p text:style-name="P74">Nachricht</text:p>
          </table:table-cell>
          <table:table-cell table:style-name="TableCell75">
            <text:p text:style-name="P76">READY</text:p>
          </table:table-cell>
        </table:table-row>
        <table:table-row table:style-name="TableRow77">
          <table:table-cell table:style-name="TableCell78">
            <text:p text:style-name="P79">Richtung</text:p>
          </table:table-cell>
          <table:table-cell table:style-name="TableCell80">
            <text:p text:style-name="TableContents">Client → Server</text:p>
          </table:table-cell>
        </table:table-row>
        <table:table-row table:style-name="TableRow81">
          <table:table-cell table:style-name="TableCell82">
            <text:p text:style-name="P83">Vorbedingungen</text:p>
          </table:table-cell>
          <table:table-cell table:style-name="TableCell84">
            <text:p text:style-name="TableContents">Ein Client ist dem Spiel beigetreten und ist bereit für den nächsten Schuss.</text:p>
          </table:table-cell>
        </table:table-row>
        <table:table-row table:style-name="TableRow85">
          <table:table-cell table:style-name="TableCell86">
            <text:p text:style-name="P87">Nachricht</text:p>
          </table:table-cell>
          <table:table-cell table:style-name="TableCell88">
            <text:p text:style-name="TableContents"><text:span text:style-name="T89">READY</text:span><text:span text:style-name="T90">_</text:span><text:span text:style-name="T91">&lt;PlayerName&gt;</text:span></text:p>
          </table:table-cell>
        </table:table-row>
        <table:table-row table:style-name="TableRow92">
          <table:table-cell table:style-name="TableCell93">
            <text:p text:style-name="P94">Beschreibung</text:p>
          </table:table-cell>
          <table:table-cell table:style-name="TableCell95">
            <text:p text:style-name="TableContents">Wird von Clients an den Server gesendet, um<text:s/>anzuzeigen, dass sie bereit für für einen Spielzug sind.</text:p>
          </table:table-cell>
        </table:table-row>
        <table:table-row table:style-name="TableRow96">
          <table:table-cell table:style-name="TableCell97">
            <text:p text:style-name="P98">Antwort</text:p>
          </table:table-cell>
          <table:table-cell table:style-name="TableCell99">
            <text:p text:style-name="TableContents">TURN oder LOST</text:p>
          </table:table-cell>
        </table:table-row>
      </table:table>
      <text:p text:style-name="Standard"/>
      <text:p text:style-name="Standard"/>
      <table:table table:style-name="Table100">
        <table:table-columns>
          <table:table-column table:style-name="TableColumn101"/>
          <table:table-column table:style-name="TableColumn102"/>
        </table:table-columns>
        <table:table-row table:style-name="TableRow103">
          <table:table-cell table:style-name="TableCell104">
            <text:p text:style-name="P105">Nachricht</text:p>
          </table:table-cell>
          <table:table-cell table:style-name="TableCell106">
            <text:p text:style-name="P107">TURN</text:p>
          </table:table-cell>
        </table:table-row>
        <table:table-row table:style-name="TableRow108">
          <table:table-cell table:style-name="TableCell109">
            <text:p text:style-name="P110">Richtung</text:p>
          </table:table-cell>
          <table:table-cell table:style-name="TableCell111">
            <text:p text:style-name="TableContents">Server → Client</text:p>
          </table:table-cell>
        </table:table-row>
        <table:table-row table:style-name="TableRow112">
          <table:table-cell table:style-name="TableCell113">
            <text:p text:style-name="P114">Vorbedingungen</text:p>
          </table:table-cell>
          <table:table-cell table:style-name="TableCell115">
            <text:p text:style-name="TableContents">Zwei Spieler sind dem Spiel beigetreten. Beide Startaufstellungen sind valide und wurden mit der<text:s/>LINEUP_OK-Nachricht bestätigt. Das Spiel wird auf dem Server gestartet (z.B. durch Druck auf einen Button). Die Clients haben eine READY-Nachricht gesendet.</text:p>
          </table:table-cell>
        </table:table-row>
        <table:table-row table:style-name="TableRow116">
          <table:table-cell table:style-name="TableCell117">
            <text:p text:style-name="P118">Nachricht</text:p>
          </table:table-cell>
          <table:table-cell table:style-name="TableCell119">
            <text:p text:style-name="P120">TURN</text:p>
          </table:table-cell>
        </table:table-row>
        <table:table-row table:style-name="TableRow121">
          <table:table-cell table:style-name="TableCell122">
            <text:p text:style-name="P123">Beschreibung</text:p>
          </table:table-cell>
          <table:table-cell table:style-name="TableCell124">
            <text:p text:style-name="TableContents">Wird an den Spieler gesendet, der am Zug ist. Der Server lost beim<text:s/>ersten Zug einen Spieler aus, der eine TURN-Nachricht bekommt. War ein Spieler an der Reihe und hat ein Schiff des Gegners getroffen oder ein Schiff versenkt, so bekommt er erneut die TURN-Nachricht.</text:p>
          </table:table-cell>
        </table:table-row>
        <table:table-row table:style-name="TableRow125">
          <table:table-cell table:style-name="TableCell126">
            <text:p text:style-name="P127">Antwort</text:p>
          </table:table-cell>
          <table:table-cell table:style-name="TableCell128">
            <text:p text:style-name="TableContents">-</text:p>
          </table:table-cell>
        </table:table-row>
      </table:table>
      <text:p text:style-name="Standard"/>
      <text:p text:style-name="Standard"/>
      <table:table table:style-name="Table129">
        <table:table-columns>
          <table:table-column table:style-name="TableColumn130"/>
          <table:table-column table:style-name="TableColumn131"/>
        </table:table-columns>
        <table:table-row table:style-name="TableRow132">
          <table:table-cell table:style-name="TableCell133">
            <text:p text:style-name="P134">Nachricht</text:p>
          </table:table-cell>
          <table:table-cell table:style-name="TableCell135">
            <text:p text:style-name="P136">SHOT</text:p>
          </table:table-cell>
        </table:table-row>
        <table:table-row table:style-name="TableRow137">
          <table:table-cell table:style-name="TableCell138">
            <text:p text:style-name="P139">Richtung</text:p>
          </table:table-cell>
          <table:table-cell table:style-name="TableCell140">
            <text:p text:style-name="TableContents">Client → Server</text:p>
          </table:table-cell>
        </table:table-row>
        <table:table-row table:style-name="TableRow141">
          <table:table-cell table:style-name="TableCell142">
            <text:p text:style-name="P143">Vorbedingungen</text:p>
          </table:table-cell>
          <table:table-cell table:style-name="TableCell144">
            <text:p text:style-name="TableContents">Spieler hat die TURN-Nachricht vom Server bekommen.</text:p>
          </table:table-cell>
        </table:table-row>
        <table:table-row table:style-name="TableRow145">
          <table:table-cell table:style-name="TableCell146">
            <text:p text:style-name="P147">Nachricht</text:p>
          </table:table-cell>
          <table:table-cell table:style-name="TableCell148">
            <text:p text:style-name="TableContents"><text:span text:style-name="T149">SHOT</text:span><text:span text:style-name="T150">_</text:span><text:span text:style-name="T151">&lt;PlayerName&gt;</text:span><text:span text:style-name="T152">_</text:span><text:span text:style-name="T153">&lt;Position&gt;</text:span></text:p>
          </table:table-cell>
        </table:table-row>
        <table:table-row table:style-name="TableRow154">
          <table:table-cell table:style-name="TableCell155">
            <text:p text:style-name="P156">Beschreibung</text:p>
          </table:table-cell>
          <table:table-cell table:style-name="TableCell157">
            <text:p text:style-name="TableContents">Führt einen Schuss auf die angegebene Position aus.</text:p>
            <text:p text:style-name="TableContents"/>
            <text:p text:style-name="TableContents">PlayerName: Eindeutiger Name des Spielers, der den Schuss ausführt</text:p>
            <text:p text:style-name="TableContents">Position: Ziel<text:s/>für den Schuss bestehend aus einem Buchstaben und einer Zahl, z.B. „A7“</text:p>
          </table:table-cell>
        </table:table-row>
        <table:table-row table:style-name="TableRow158">
          <table:table-cell table:style-name="TableCell159">
            <text:p text:style-name="P160">Antwort</text:p>
          </table:table-cell>
          <table:table-cell table:style-name="TableCell161">
            <text:p text:style-name="TableContents">Wasser getroffen: WATER</text:p>
            <text:p text:style-name="TableContents">Schiff getroffen: HIT</text:p>
            <text:p text:style-name="TableContents">Schiff versenkt: SUNK</text:p>
            <text:p text:style-name="TableContents"/>
            <text:p text:style-name="TableContents">Wenn Koordinate ungültig: SHOT_FAILURE</text:p>
            <text:p text:style-name="TableContents">Wenn letztes Schiff des Gegners versenkt: WON (statt SUNK)</text:p>
            <text:p text:style-name="TableContents">In diesem Fall gleichzeitig Nachricht an Gegner: LOST (statt TURN)</text:p>
          </table:table-cell>
        </table:table-row>
      </table:table>
      <text:p text:style-name="Standard"/>
      <table:table table:style-name="Table162">
        <table:table-columns>
          <table:table-column table:style-name="TableColumn163"/>
          <table:table-column table:style-name="TableColumn164"/>
        </table:table-columns>
        <table:table-row table:style-name="TableRow165">
          <table:table-cell table:style-name="TableCell166">
            <text:p text:style-name="P167">Nachricht</text:p>
          </table:table-cell>
          <table:table-cell table:style-name="TableCell168">
            <text:p text:style-name="P169">BYE</text:p>
          </table:table-cell>
        </table:table-row>
        <table:table-row table:style-name="TableRow170">
          <table:table-cell table:style-name="TableCell171">
            <text:p text:style-name="P172">Richtung</text:p>
          </table:table-cell>
          <table:table-cell table:style-name="TableCell173">
            <text:p text:style-name="TableContents">Client → Server</text:p>
          </table:table-cell>
        </table:table-row>
        <table:table-row table:style-name="TableRow174">
          <table:table-cell table:style-name="TableCell175">
            <text:p text:style-name="P176">Vorbedingungen</text:p>
          </table:table-cell>
          <table:table-cell table:style-name="TableCell177">
            <text:p text:style-name="TableContents">-</text:p>
          </table:table-cell>
        </table:table-row>
        <table:table-row table:style-name="TableRow178">
          <table:table-cell table:style-name="TableCell179">
            <text:p text:style-name="P180">Nachricht</text:p>
          </table:table-cell>
          <table:table-cell table:style-name="TableCell181">
            <text:p text:style-name="TableContents"><text:span text:style-name="T182">BYE</text:span><text:span text:style-name="T183">_</text:span><text:span text:style-name="T184">&lt;PlayerName&gt;</text:span></text:p>
          </table:table-cell>
        </table:table-row>
        <table:table-row table:style-name="TableRow185">
          <table:table-cell table:style-name="TableCell186">
            <text:p text:style-name="P187">Beschreibung</text:p>
          </table:table-cell>
          <table:table-cell table:style-name="TableCell188">
            <text:p text:style-name="TableContents">Kann jederzeit von den Clients an den Server gesendet werden, um anzuzeigen, dass der Client das Spiel verlässt. Dies kann z.B. bei<text:s/>Fehlern im Client passieren.</text:p>
            <text:p text:style-name="TableContents"/>
            <text:p text:style-name="TableContents">Wenn ein Client die WON- oder LOST-Nachricht erhalten hat, kann er erneut mittels LINEUP eine Startaufstellung senden oder das Spiel mit BYE verlassen.</text:p>
          </table:table-cell>
        </table:table-row>
        <table:table-row table:style-name="TableRow189">
          <table:table-cell table:style-name="TableCell190">
            <text:p text:style-name="P191">Antwort</text:p>
          </table:table-cell>
          <table:table-cell table:style-name="TableCell192">
            <text:p text:style-name="TableContents">BYE_OK</text:p>
          </table:table-cell>
        </table:table-row>
      </table:table>
      <text:h text:style-name="Überschrift2" text:outline-level="2"/>
      <text:h text:style-name="Überschrift2" text:outline-level="2">Beispiel für einen Spielablauf</text:h>
      <text:p text:style-name="Textbody">[<text:span text:style-name="T193">Blau: Client</text:span>, Schwarz: Server]</text:p>
      <text:p text:style-name="Textbody"/>
      <text:p text:style-name="P194">JOIN Mittelmeer AggroAlex</text:p>
      <text:p text:style-name="P195">JOINED</text:p>
      <text:p text:style-name="P196">LINEUP AggroAlex A7;A8;A9;A10;C7;D7;E7;F7;...</text:p>
      <text:p text:style-name="P197">LINEUP_OK</text:p>
      <text:p text:style-name="P198"/>
      <text:p text:style-name="P199">READY AggroAlex</text:p>
      <text:p text:style-name="P200">TURN</text:p>
      <text:p text:style-name="P201">SHOT AggroAlex F5</text:p>
      <text:p text:style-name="P202">WATER</text:p>
      <text:p text:style-name="P203"/>
      <text:p text:style-name="P204">READY AggroAlex</text:p>
      <text:p text:style-name="P205">TURN</text:p>
      <text:p text:style-name="P206">SHOT AggroAlex G5</text:p>
      <text:p text:style-name="P207">HIT</text:p>
      <text:p text:style-name="P208"/>
      <text:p text:style-name="P209">…</text:p>
      <text:p text:style-name="P210"/>
      <text:p text:style-name="P211">WON</text:p>
      <text:p text:style-name="Textbody"><text:span text:style-name="T212">BYE AggroAlex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wiss" style:font-pitch="variable"/>
    <style:font-face style:name="Lohit Hindi" svg:font-family="Lohit Hindi" style:font-family-generic="system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Überschrift2" style:display-name="Überschrift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Kopfzeile" style:display-name="Kopfzeile" style:family="paragraph" style:parent-style-name="Standard">
      <style:paragraph-properties text:number-lines="false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tefan Münchow</dc:creator>
    <meta:creation-date>2013-04-22T20:06:00Z</meta:creation-date>
    <dc:date>2013-12-18T09:51:00Z</dc:date>
    <meta:template xlink:href="Normal" xlink:type="simple"/>
    <meta:editing-cycles>97</meta:editing-cycles>
    <meta:editing-duration>PT0S</meta:editing-duration>
    <meta:document-statistic meta:page-count="3" meta:paragraph-count="7" meta:word-count="509" meta:character-count="3713" meta:row-count="26" meta:non-whitespace-character-count="3211"/>
  </office:meta>
</office:document-meta>
</file>